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Pre employmemnt email</text:p>
          </table:table-cell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Send off signed contrac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Test phone battery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Order phone battery</text:p>
          </table:table-cell>
          <table:covered-table-cell table:number-columns-repeated="6" table:style-name="ce4"/>
          <table:table-cell table:style-name="ce15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/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office:value-type="string" calcext:value-type="string">
            <text:p>TM2 repo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51:22.19109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5-11T09:57:58.409604112</dc:date>
    <dc:creator>Douglas Kelley</dc:creator>
    <meta:editing-duration>P45DT10H44M44S</meta:editing-duration>
    <meta:editing-cycles>63</meta:editing-cycles>
    <meta:generator>LibreOffice/4.4.6.3$Linux_X86_64 LibreOffice_project/40m0$Build-3</meta:generator>
    <meta:document-statistic meta:table-count="2" meta:cell-count="30" meta:object-count="0"/>
  </office:meta>
</office:document-meta>
</file>